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250c" officeooo:paragraph-rsid="001b2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 Davi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4T14:27:25</meta:creation-date>
    <meta:editing-cycles>6</meta:editing-cycles>
    <meta:editing-duration>PT2M12S</meta:editing-duration>
    <dc:description>Commentaire</dc:description>
    <dc:subject>Mon sujet</dc:subject>
    <dc:title>Mon titre</dc:title>
    <dc:date>2013-04-04T15:21:35</dc:date>
    <meta:generator>LibreOffice/4.0.4.2$MacOSX_x86 LibreOffice_project/9e9821abd0ffdbc09cd8c52eaa574fa09eb08f2</meta:generator>
    <meta:keyword>Mot cle</meta:keyword>
    <meta:keyword>elasticsearch</meta:keyword>
    <meta:document-statistic meta:table-count="0" meta:image-count="0" meta:object-count="0" meta:page-count="1" meta:paragraph-count="1" meta:word-count="2" meta:character-count="13" meta:non-whitespace-character-count="12"/>
  </office:meta>
</office:document-meta>
</file>